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31a1c" officeooo:paragraph-rsid="00031a1c" style:font-size-asian="15pt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 阮兜的早頓</text:p>
      <text:p text:style-name="P1"/>
      <text:p text:style-name="P1">自我有記持開始，</text:p>
      <text:p text:style-name="P1">Tsū guá ū kì-tî khai-sí, </text:p>
      <text:p text:style-name="P1"/>
      <text:p text:style-name="P1">阮兜的早頓就是阿爸一國、阿母佮阮兄弟仔一國。</text:p>
      <text:p text:style-name="P1">guán tau ê tsá-tǹg tō sī a-pah tsi̍t kok, a-bú kah guán hiann-tī-á tsi̍t kok. </text:p>
      <text:p text:style-name="P1"/>
      <text:p text:style-name="P1">我讀幼稚園的時，</text:p>
      <text:p text:style-name="P1">Guá tha̍k iù-tī-hn̂g ê sî, </text:p>
      <text:p text:style-name="P1"/>
      <text:p text:style-name="P1">逐工透早阿母就共早頓攢好勢，</text:p>
      <text:p text:style-name="P1">ta̍k kang thàu-tsá a-bú tō kā tsá-tǹg tshuân hó-sè, </text:p>
      <text:p text:style-name="P1"/>
      <text:p text:style-name="P1">有時陣是牛奶配俗麭，</text:p>
      <text:p text:style-name="P1">ū-sî-tsūn sī gû-ling phuè sio̍k-pháng, </text:p>
      <text:p text:style-name="P1"/>
      <text:p text:style-name="P1">若無就是豆奶配饅頭抑是包仔。</text:p>
      <text:p text:style-name="P1">nā-bô tō sī tāu-ling phuè bán-thô ia̍h-sī pau-á.</text:p>
      <text:p text:style-name="P1"/>
      <text:p text:style-name="P1"/>
      <text:p text:style-name="P1"/>
      <text:p text:style-name="P1"/>
      <text:p text:style-name="P1">逐工早起，</text:p>
      <text:p text:style-name="P1">Ta̍k kang tsá-khí, </text:p>
      <text:p text:style-name="P1"/>
      <text:p text:style-name="P1">當阮咧食早頓的時，</text:p>
      <text:p text:style-name="P1">tng guán teh tsia̍h tsá-tǹg ê sî, </text:p>
      <text:p text:style-name="P1"/>
      <text:p text:style-name="P1">阿爸攏佇邊仔咧看報紙。</text:p>
      <text:p text:style-name="P1">a-pah lóng tī pinn--á teh khuànn pò-tsuá. </text:p>
      <text:p text:style-name="P1"/>
      <text:p text:style-name="P1">我就問阿爸哪無欲做伙食？</text:p>
      <text:p text:style-name="P1">Guá tō mn̄g a-pah ná bô beh tsò-hué tsia̍h? </text:p>
      <text:p text:style-name="P1"/>
      <text:p text:style-name="P1">阿爸攏應講伊食飽矣！</text:p>
      <text:p text:style-name="P1">A-pah lóng ìn kóng i tsia̍h-pá --ah! </text:p>
      <text:p text:style-name="P1"/>
      <text:p text:style-name="P1">想袂到阿爸遐早就食飽矣，</text:p>
      <text:p text:style-name="P1">Siūnn bē kàu a-pah hiah tsá tō tsia̍h-pá --ah, </text:p>
      <text:p text:style-name="P1"/>
      <text:p text:style-name="P1"><text:soft-page-break/>伊是食啥物好料的攏毋予阮知咧？</text:p>
      <text:p text:style-name="P1">i sī tsia̍h siánn-mih hó-liāu--ê lóng m̄ hōo guán tsai --leh?</text:p>
      <text:p text:style-name="P1"/>
      <text:p text:style-name="P1"/>
      <text:p text:style-name="P1"/>
      <text:p text:style-name="P1"/>
      <text:p text:style-name="P1">捌聽阿媽講起，</text:p>
      <text:p text:style-name="P1">Bat thiann a-má kóng khí, </text:p>
      <text:p text:style-name="P1"/>
      <text:p text:style-name="P1">阿爸細漢的時，</text:p>
      <text:p text:style-name="P1">a-pah sè-hàn ê sî, </text:p>
      <text:p text:style-name="P1"/>
      <text:p text:style-name="P1">厝內囡仔大陣。</text:p>
      <text:p text:style-name="P1">tshù-lāi gín-á tuā-tīn. </text:p>
      <text:p text:style-name="P1"/>
      <text:p text:style-name="P1">猶閣蹛佇庄跤的時，</text:p>
      <text:p text:style-name="P1">Iáu-koh tuà tī tsng-kha ê sî, </text:p>
      <text:p text:style-name="P1"/>
      <text:p text:style-name="P1">阿公佮阿媽足早就愛去作穡，</text:p>
      <text:p text:style-name="P1">a-kong kah a-má tsiok tsá tō ài khì tsoh-sit, </text:p>
      <text:p text:style-name="P1"/>
      <text:p text:style-name="P1">早起攏煮一大坩糜，</text:p>
      <text:p text:style-name="P1">tsá-khí lóng tsú tsi̍t tuā khann muê, </text:p>
      <text:p text:style-name="P1"/>
      <text:p text:style-name="P1">等阿爸in兄弟仔精神了後，</text:p>
      <text:p text:style-name="P1">tán a-pah in hiann-tī-á tsing-sîn liáu-āu, </text:p>
      <text:p text:style-name="P1"/>
      <text:p text:style-name="P1">配一寡仔菜脯、蔭瓜仔，</text:p>
      <text:p text:style-name="P1">phuè tsi̍t-kuá-á tshài-póo, ìm-kue-á, </text:p>
      <text:p text:style-name="P1"/>
      <text:p text:style-name="P1">凊彩扒扒咧就去讀冊矣。</text:p>
      <text:p text:style-name="P1">tshìn-tshái pe-pe --leh tō khì tha̍k-tsheh --ah. </text:p>
      <text:p text:style-name="P1"/>
      <text:p text:style-name="P1">阿媽閣講過，</text:p>
      <text:p text:style-name="P1">A-má koh <text:s/>kóng-kuè, </text:p>
      <text:p text:style-name="P1"/>
      <text:p text:style-name="P1">阿爸細漢的時足歹喙斗，</text:p>
      <text:p text:style-name="P1">a-pah sè-hàn ê sî tsiok pháinn-tshuì-táu, </text:p>
      <text:p text:style-name="P1"/>
      <text:p text:style-name="P1">佇庄跤食糜配醬菜的日子，</text:p>
      <text:p text:style-name="P1">tī tsng-kha tsia̍h muê phuè tsiùnn-tshài ê ji̍t-tsí, </text:p>
      <text:p text:style-name="P1"><text:soft-page-break/></text:p>
      <text:p text:style-name="P1">逐工攏嘛面憂面結，</text:p>
      <text:p text:style-name="P1">ta̍k kang lóng mā bīn-iu-bīn-kat, </text:p>
      <text:p text:style-name="P1"/>
      <text:p text:style-name="P1">啥物都無愛食，</text:p>
      <text:p text:style-name="P1">siánn-mih to bô ài tsia̍h, </text:p>
      <text:p text:style-name="P1"/>
      <text:p text:style-name="P1">毋才會生做黃酸黃酸。</text:p>
      <text:p text:style-name="P1">m̄-tsiah ē senn-tsò n̂g-sng n̂g-sng.</text:p>
      <text:p text:style-name="P1"/>
      <text:p text:style-name="P1"/>
      <text:p text:style-name="P1"/>
      <text:p text:style-name="P1"/>
      <text:p text:style-name="P1">講嘛奇怪，</text:p>
      <text:p text:style-name="P1">Kóng mā kî-kuài, </text:p>
      <text:p text:style-name="P1"/>
      <text:p text:style-name="P1">搬去臺北了後，</text:p>
      <text:p text:style-name="P1">puann khì Tâi-pak liáu-āu, </text:p>
      <text:p text:style-name="P1"/>
      <text:p text:style-name="P1">阿公佮阿媽無閒咧做生理，</text:p>
      <text:p text:style-name="P1">a-kong kah a-má bô-îng teh tsò-sing-lí, </text:p>
      <text:p text:style-name="P1"/>
      <text:p text:style-name="P1">早頓攏叫阿爸家己提銀角仔去菜市仔買，</text:p>
      <text:p text:style-name="P1">tsá-tǹg lóng kiò a-pah <text:s/>ka-kī the̍h gîn-kak-á khì tshài-tshī-á bé, </text:p>
      <text:p text:style-name="P1"/>
      <text:p text:style-name="P1">伊煞親像囡仔咧 轉骨仝款，</text:p>
      <text:p text:style-name="P1">i suah tshin-tshiūnn gín-á teh tńg-kut kāng-khuán, </text:p>
      <text:p text:style-name="P1"/>
      <text:p text:style-name="P1">開脾矣！</text:p>
      <text:p text:style-name="P1">khui-pî --ah!</text:p>
      <text:p text:style-name="P1"/>
      <text:p text:style-name="P1">今仔日食蚵仔麵線、明仔載買肉羹麵，</text:p>
      <text:p text:style-name="P1">Kin-á-ji̍t tsia̍h ô-á mī-suànn, bîn-á-tsài bé bah-kenn-mī, </text:p>
      <text:p text:style-name="P1"/>
      <text:p text:style-name="P1">若無就是米粉炒配豬血湯。</text:p>
      <text:p text:style-name="P1">nā-bô tō sī bí-hún-tshá phuè ti-hueh-thng. </text:p>
      <text:p text:style-name="P1"/>
      <text:p text:style-name="P1">就按呢，</text:p>
      <text:p text:style-name="P1">Tsiū-án-ne, </text:p>
      <text:p text:style-name="P1"/>
      <text:p text:style-name="P1"><text:soft-page-break/>阮阿爸的早頓就沓沓仔變成菜市仔口味的綜合版，</text:p>
      <text:p text:style-name="P1">guán a-pah ê tsá-tǹg tō ta̍uh-ta̍uh-á piàn-sîng tshài-tshī-á kháu-bī ê tsong-ha̍p-pán, </text:p>
      <text:p text:style-name="P1"/>
      <text:p text:style-name="P1">真僫得改矣！</text:p>
      <text:p text:style-name="P1">tsin oh tit kái --ah!</text:p>
      <text:p text:style-name="P1"/>
      <text:p text:style-name="P1"/>
      <text:p text:style-name="P1"/>
      <text:p text:style-name="P1"/>
      <text:p text:style-name="P1">阿母講伊佮阿爸拄交往的時陣，</text:p>
      <text:p text:style-name="P1">A-bú kóng i kah a-pah tú kau-óng ê sî-tsūn, </text:p>
      <text:p text:style-name="P1"/>
      <text:p text:style-name="P1">毋知阿爸愛食彼款重口味的早頓，</text:p>
      <text:p text:style-name="P1">m̄ tsai a-pah ài tsia̍h hit khuán tāng kháu-bī ê tsá-tǹg, </text:p>
      <text:p text:style-name="P1"/>
      <text:p text:style-name="P1">有當時仔阿爸會𤆬伊去菜市仔食數念誠久的好滋味，</text:p>
      <text:p text:style-name="P1">ū-tang-sî-á a-pah ē tshuā i khì tshài-tshī-á tsia̍h siàu-liām tsiânn kú ê hó tsu-bī, </text:p>
      <text:p text:style-name="P1"/>
      <text:p text:style-name="P1">阿母嘛會當接受。</text:p>
      <text:p text:style-name="P1">a-bú mā ē-tàng tsiap-siū. </text:p>
      <text:p text:style-name="P1"/>
      <text:p text:style-name="P1">想袂到，</text:p>
      <text:p text:style-name="P1">Siūnn bē kàu, </text:p>
      <text:p text:style-name="P1"/>
      <text:p text:style-name="P1">結婚了後兩个人煞不時為著欲食佗一款早頓咧冤家。</text:p>
      <text:p text:style-name="P1">kiat-hun liáu-āu nn̄g ê lâng suah put-sî uī-tio̍h beh tsia̍h tó tsi̍t khuán tsá-tǹg teh uan-ke. </text:p>
      <text:p text:style-name="P1"/>
      <text:p text:style-name="P1">頭起先，</text:p>
      <text:p text:style-name="P1">Thâu-khí-sing, </text:p>
      <text:p text:style-name="P1"/>
      <text:p text:style-name="P1">阿爸會勉強共阿母攢的早頓食予了，</text:p>
      <text:p text:style-name="P1">a-pah ē bián-kióng kā a-bú tshuân ê tsá-tǹg tsia̍h hōo liáu, </text:p>
      <text:p text:style-name="P1"/>
      <text:p text:style-name="P1">毋過阿母敢若會當感受著翁婿小可仔稀微的心情－－</text:p>
      <text:p text:style-name="P1">m̄-koh a-bú kánn-ná ē-tàng kám-siū tio̍h ang-sài sió-khuá-á hi-bî ê sim-tsîng－－</text:p>
      <text:p text:style-name="P1"/>
      <text:p text:style-name="P1"><text:soft-page-break/>無食著家己佮意的早頓，</text:p>
      <text:p text:style-name="P1">bô tsia̍h-tio̍h ka-kī kah-ì ê tsá-tǹg, </text:p>
      <text:p text:style-name="P1"/>
      <text:p text:style-name="P1">規工攏袂輕鬆呢！</text:p>
      <text:p text:style-name="P1">kui kang lóng bē khin-sang --neh! </text:p>
      <text:p text:style-name="P1"/>
      <text:p text:style-name="P1"/>
      <text:p text:style-name="P1"/>
      <text:p text:style-name="P1"/>
      <text:p text:style-name="P1">阿母共阮講：「人講無冤無家，</text:p>
      <text:p text:style-name="P1">A-bú kā guán kóng: “Lâng kóng bô-uan-bô-ke, </text:p>
      <text:p text:style-name="P1"/>
      <text:p text:style-name="P1">不成夫妻。</text:p>
      <text:p text:style-name="P1">put sîng hu-tshe. </text:p>
      <text:p text:style-name="P1"/>
      <text:p text:style-name="P1">但是若為著無仝款的食食咧冤家量債，</text:p>
      <text:p text:style-name="P1">Tān-sī nā uī-tio̍h bô kāng-khuán ê tsia̍h-si̍t teh uan-ke-niû-tsè, </text:p>
      <text:p text:style-name="P1"/>
      <text:p text:style-name="P1">拍歹翁某的感情，</text:p>
      <text:p text:style-name="P1">phah-pháinn ang-bóo ê kám-tsîng, </text:p>
      <text:p text:style-name="P1"/>
      <text:p text:style-name="P1">彼才是毋值！」</text:p>
      <text:p text:style-name="P1">he tsiah-sī m̄ ta̍t!”</text:p>
      <text:p text:style-name="P1"/>
      <text:p text:style-name="P1"/>
      <text:p text:style-name="P1"/>
      <text:p text:style-name="P1"/>
      <text:p text:style-name="P1">所以，</text:p>
      <text:p text:style-name="P1">Sóo-í, </text:p>
      <text:p text:style-name="P1"/>
      <text:p text:style-name="P1">這馬阮兜的早頓，</text:p>
      <text:p text:style-name="P1">tsit-má guán tau ê tsá-tǹg, </text:p>
      <text:p text:style-name="P1"/>
      <text:p text:style-name="P1">就保持這種各人揀各人愛食的，</text:p>
      <text:p text:style-name="P1">tō pó-tshî tsit-tsióng kok-lâng kíng kok-lâng ài tsia̍h--ê, </text:p>
      <text:p text:style-name="P1"/>
      <text:p text:style-name="P1">逐家攏誠歡喜。</text:p>
      <text:p text:style-name="P1">ta̍k-ke lóng tsiânn huann-hí. </text:p>
      <text:p text:style-name="P1"/>
      <text:p text:style-name="P1">毋過，</text:p>
      <text:p text:style-name="P1"><text:soft-page-break/>M̄-koh, </text:p>
      <text:p text:style-name="P1"/>
      <text:p text:style-name="P1">阿爸有當時仔欲去買伊上愛食的蚵仔麵線，</text:p>
      <text:p text:style-name="P1">a-pah ū-tang-sî-á beh khì bé i siōng ài tsia̍h--ê ô-á mī-suànn, </text:p>
      <text:p text:style-name="P1"/>
      <text:p text:style-name="P1">攏會偷偷仔問我佮小弟有想欲食無？</text:p>
      <text:p text:style-name="P1">lóng ē thau-thau-á mn̄g guá kah sió-tī ū siūnn-beh tsia̍h --bô? </text:p>
      <text:p text:style-name="P1"/>
      <text:p text:style-name="P1">我定定咧想：「有時陣換食換食，</text:p>
      <text:p text:style-name="P1">Guá tiānn-tiānn teh siūnn: “Ū-sî-tsūn uānn-tsia̍h-uānn-tsia̍h, </text:p>
      <text:p text:style-name="P1"/>
      <text:p text:style-name="P1">嘛袂䆀呢！」</text:p>
      <text:p text:style-name="P1">mā bē-bái --neh!”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1:37:09.043223925</dc:date>
    <meta:editing-duration>PT20S</meta:editing-duration>
    <meta:editing-cycles>1</meta:editing-cycles>
    <meta:document-statistic meta:table-count="0" meta:image-count="0" meta:object-count="0" meta:page-count="6" meta:paragraph-count="129" meta:word-count="1138" meta:character-count="3244" meta:non-whitespace-character-count="2835"/>
    <meta:generator>LibreOffice/5.1.6.2$Linux_X86_64 LibreOffice_project/10m0$Build-2</meta:generator>
  </office:meta>
</office:document-meta>
</file>